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9.4492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05" calcext:value-type="date">
            <text:p>08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6" calcext:value-type="date">
            <text:p>08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8" calcext:value-type="date">
            <text:p>08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9" calcext:value-type="date">
            <text:p>08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0" calcext:value-type="date">
            <text:p>08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1" calcext:value-type="date">
            <text:p>08/1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修改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2" calcext:value-type="date">
            <text:p>08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再修改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再版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流程圖，系統設計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5" calcext:value-type="date">
            <text:p>08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Garmin訓練系統設計圖抽象，訓練系統UI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6" calcext:value-type="date">
            <text:p>08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導入模塊設計，研究skyleader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導入模塊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7" calcext:value-type="date">
            <text:p>08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細化訓練計劃制定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周5材料分享：30分鐘講完，並突出重點，現有的材料有些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這個是第二階段要作的事情，這個時期先使用路徑效率進行路徑分析</text:p>
          </table:table-cell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route分析工具規劃，加入使用“路徑效率”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9" calcext:value-type="date">
            <text:p>08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流程圖，系統設計，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軌跡</text:p>
          </table:table-cell>
          <table:table-cell office:value-type="string" calcext:value-type="string">
            <text:p>使用原版的軌跡，看看是否會卡頓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3" calcext:value-type="date">
            <text:p>08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改爲網頁：特徵點圖，特徵點關聯圖，裁減工具等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5" calcext:value-type="date">
            <text:p>08/2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模仿elevate：1 有個head label，右側有個按鈕，可以設置zone； <text:s text:c="2"/>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2 左側有個dash board，看到整體的參數，點擊後查看相關知識庫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3 右側有zone的列表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26" calcext:value-type="date">
            <text:p>08/2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界面優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地面海拔，離地距離，加入ascent，descent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多條路徑相似度對比：改爲相鄰兩條進行對比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即時路徑效率：使用論文公式的路徑準確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準備好和彩威match的pp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8-29" calcext:value-type="date">
            <text:p>08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知識庫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05:19.301238775</meta:creation-date>
    <dc:date>2022-08-29T17:29:38.630376216</dc:date>
    <meta:editing-duration>P2DT19H20M47S</meta:editing-duration>
    <meta:editing-cycles>19</meta:editing-cycles>
    <meta:generator>LibreOffice/7.3.5.2$Linux_X86_64 LibreOffice_project/30$Build-2</meta:generator>
    <meta:document-statistic meta:table-count="1" meta:cell-count="161" meta:object-count="0"/>
  </office:meta>
</office:document-meta>
</file>